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losure_5f_q" style:display-name="closure_q" style:family="table">
      <style:table-properties style:width="6.925in" table:align="margins"/>
    </style:style>
    <style:style style:name="closure_5f_q.A" style:display-name="closure_q.A" style:family="table-column">
      <style:table-column-properties style:column-width="6.925in" style:rel-column-width="65535*"/>
    </style:style>
    <style:style style:name="closure_5f_q.A1" style:display-name="closure_q.A1" style:family="table-cell">
      <style:table-cell-properties fo:padding="0.0382in" fo:border="0.0007in solid #000000"/>
    </style:style>
    <style:style style:name="closure_5f_q.A2" style:display-name="closure_q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losure_5f_q_5f_collection" style:display-name="closure_q_collection" style:family="table">
      <style:table-properties style:width="6.925in" fo:break-before="page" table:align="margins"/>
    </style:style>
    <style:style style:name="closure_5f_q_5f_collection.A" style:display-name="closure_q_collection.A" style:family="table-column">
      <style:table-column-properties style:column-width="6.925in" style:rel-column-width="65535*"/>
    </style:style>
    <style:style style:name="closure_5f_q_5f_collection.A1" style:display-name="closure_q_collection.A1" style:family="table-cell">
      <style:table-cell-properties fo:padding="0.0382in" fo:border="0.0007in solid #000000"/>
    </style:style>
    <style:style style:name="closure_5f_q_5f_collection.A2" style:display-name="closure_q_collection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Liberation Sans" fo:font-size="14pt" style:font-name-asian="DejaVu LGC Sans" style:font-size-asian="14pt" style:font-name-complex="DejaVu LGC Sans" style:font-size-complex="14pt"/>
    </style:style>
    <style:style style:name="P2" style:family="paragraph" style:parent-style-name="Standard">
      <style:paragraph-properties fo:background-color="#9999ff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4pt" style:font-name-asian="DejaVu LGC Sans" style:font-size-asian="14pt" style:font-name-complex="DejaVu LGC Sans" style:font-size-complex="14pt"/>
    </style:style>
    <style:style style:name="P5" style:family="paragraph" style:parent-style-name="Standard">
      <style:paragraph-properties fo:background-color="#94bd5e">
        <style:background-image/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1">
      <style:text-properties fo:background-color="transparent"/>
    </style:style>
    <style:style style:name="P9" style:family="paragraph" style:parent-style-name="Heading_20_3">
      <style:text-properties style:font-name="Liberation Sans" fo:font-size="14pt" style:font-name-asian="DejaVu LGC Sans" style:font-size-asian="14pt" style:font-name-complex="DejaVu LGC Sans" style:font-size-complex="14pt"/>
    </style:style>
    <style:style style:name="P10" style:family="paragraph">
      <style:paragraph-properties fo:margin-left="0in" fo:margin-right="0in" fo:margin-top="0in" fo:margin-bottom="0in" fo:line-height="100%" fo:text-align="start" fo:text-indent="0in"/>
    </style:style>
    <style:style style:name="P11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center" fo:text-indent="0in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start"/>
    </style:style>
    <style:style style:name="P17" style:family="paragraph">
      <style:paragraph-properties fo:margin-left="0in" fo:margin-right="0in" fo:margin-top="0in" fo:margin-bottom="0in" fo:line-height="100%" fo:text-align="start" fo:text-indent="0in"/>
      <style:text-properties fo:color="#ff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0.5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color="#800000" fo:background-color="transparen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808080"/>
    </style:style>
    <style:style style:name="T9" style:family="text">
      <style:text-properties fo:color="#808080" fo:font-style="normal" style:font-style-asian="normal" style:font-style-complex="normal"/>
    </style:style>
    <style:style style:name="T10" style:family="text">
      <style:text-properties fo:color="#808080" fo:font-weight="bold" style:font-weight-asian="bold" style:font-weight-complex="bold"/>
    </style:style>
    <style:style style:name="T11" style:family="text">
      <style:text-properties fo:color="#808080" fo:background-color="transparent"/>
    </style:style>
    <style:style style:name="T12" style:family="text">
      <style:text-properties fo:color="#4c4c4c"/>
    </style:style>
    <style:style style:name="T13" style:family="text">
      <style:text-properties fo:color="#4c4c4c" fo:background-color="transparent"/>
    </style:style>
    <style:style style:name="T14" style:family="text">
      <style:text-properties style:font-name="Liberation Sans" fo:font-size="14pt" style:font-name-asian="DejaVu LGC Sans" style:font-size-asian="14pt" style:font-name-complex="DejaVu LGC Sans" style:font-size-complex="14pt"/>
    </style:style>
    <style:style style:name="T15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7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8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0c0c0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5" style:family="graphic">
      <style:graphic-properties draw:stroke="solid" svg:stroke-width="0in" svg:stroke-color="#008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losure_q" table:style-name="closure_5f_q">
        <table:table-column table:style-name="closure_5f_q.A"/>
        <table:table-row>
          <table:table-cell table:style-name="closure_5f_q.A1" office:value-type="string">
            <text:h text:style-name="P9" text:outline-level="3">Closure_q</text:h>
            <text:p text:style-name="Text_20_body">See also: multi_closure_q</text:p>
          </table:table-cell>
        </table:table-row>
        <table:table-row>
          <table:table-cell table:style-name="closure_5f_q.A2" office:value-type="string">
            <text:p text:style-name="P1"><draw:g text:anchor-type="paragraph" draw:z-index="0" draw:style-name="gr1"><draw:rect draw:style-name="gr2" draw:text-style-name="P11" svg:width="0.7886in" svg:height="0.1571in" svg:x="5.9043in" svg:y="0.5516in"><text:p text:style-name="P10"><text:span text:style-name="T15">BAC</text:span></text:p></draw:rect><draw:rect draw:style-name="gr3" draw:text-style-name="P13" svg:width="0.7886in" svg:height="0.1579in" svg:x="5.9043in" svg:y="0.7083in"><text:p text:style-name="P12"><text:span text:style-name="T16">id</text:span></text:p></draw:rect><draw:rect draw:style-name="gr3" draw:text-style-name="P13" svg:width="0.7886in" svg:height="0.1587in" svg:x="5.9043in" svg:y="0.8661in"><text:p text:style-name="P12"><text:span text:style-name="T16">lib_name</text:span></text:p></draw:rect><draw:rect draw:style-name="gr2" draw:text-style-name="P11" svg:width="1.5748in" svg:height="0.1579in" svg:x="3.1488in" svg:y="0.3937in"><text:p text:style-name="P10"><text:span text:style-name="T15">ctm_reference</text:span></text:p></draw:rect><draw:rect draw:style-name="gr3" draw:text-style-name="P13" draw:id="id8" svg:width="1.5748in" svg:height="0.1571in" svg:x="3.1488in" svg:y="0.5516in"><text:p text:style-name="P12"><text:span text:style-name="T16">value</text:span></text:p></draw:rect><draw:rect draw:style-name="gr3" draw:text-style-name="P13" draw:id="id9" svg:width="1.5748in" svg:height="0.1579in" svg:x="3.1488in" svg:y="0.7083in"><text:p text:style-name="P12"><text:span text:style-name="T16">ctm_reference_status_id</text:span></text:p></draw:rect><draw:rect draw:style-name="gr2" draw:text-style-name="P11" svg:width="1.5752in" svg:height="0.1571in" svg:x="1.3764in" svg:y="0.5516in"><text:p text:style-name="P10"><text:span text:style-name="T15">ctm_reference_status</text:span></text:p></draw:rect><draw:rect draw:style-name="gr4" draw:text-style-name="P13" draw:id="id12" svg:width="1.5752in" svg:height="0.1587in" svg:x="1.3764in" svg:y="0.8661in"><text:p text:style-name="P12"><text:span text:style-name="T16">name</text:span></text:p></draw:rect><draw:rect draw:style-name="gr3" draw:text-style-name="P13" draw:id="id10" svg:width="1.5752in" svg:height="0.1579in" svg:x="1.3764in" svg:y="0.7083in"><text:p text:style-name="P12"><text:span text:style-name="T16">ctm_reference_status_id</text:span></text:p></draw:rect><draw:connector draw:style-name="gr5" draw:text-style-name="P14" svg:x1="5.7079in" svg:y1="0.7866in" svg:x2="5.9051in" svg:y2="0.7874in" draw:start-shape="id1" draw:start-glue-point="1" svg:d="m14498 1998h501v2"><text:p/></draw:connector><draw:rect draw:style-name="gr6" draw:text-style-name="P13" draw:id="id13" svg:width="0.7886in" svg:height="0.1587in" svg:x="5.9043in" svg:y="0.8661in"><text:p text:style-name="P12"><text:span text:style-name="T16">lib_name</text:span></text:p></draw:rect><draw:rect draw:style-name="gr6" draw:text-style-name="P15" draw:id="id2" svg:width="0.7886in" svg:height="0.1579in" svg:x="5.9043in" svg:y="1.0236in"><text:p text:style-name="P12"><text:span text:style-name="T17">lib_desc</text:span></text:p></draw:rect><draw:connector draw:style-name="gr7" draw:text-style-name="P14" svg:x1="6.298in" svg:y1="1.1811in" svg:x2="4.6846in" svg:y2="1.5752in" draw:start-shape="id2" draw:start-glue-point="2" draw:end-shape="id3" draw:end-glue-point="0" svg:d="m15997 3000v501h-2048v-1h-2050v501"><text:p/></draw:connector><draw:connector draw:style-name="gr7" draw:text-style-name="P14" svg:x1="5.4657in" svg:y1="1.2744in" svg:x2="2.9697in" svg:y2="1.5752in" draw:start-shape="id4" draw:start-glue-point="3" draw:end-shape="id5" draw:end-glue-point="0" svg:d="m13883 3237h-6340v764"><text:p/></draw:connector><draw:connector draw:style-name="gr7" draw:text-style-name="P14" svg:x1="5.3138in" svg:y1="0.8661in" svg:x2="1.2583in" svg:y2="1.5752in" draw:start-shape="id1" draw:start-glue-point="2" draw:end-shape="id6" svg:d="m13497 2200v901h-10301v900"><text:p/></draw:connector><draw:rect draw:style-name="gr2" draw:text-style-name="P11" svg:width="0.7878in" svg:height="0.1579in" svg:x="4.9201in" svg:y="0.3937in"><text:p text:style-name="P10"><text:span text:style-name="T15">Extent</text:span></text:p></draw:rect><draw:rect draw:style-name="gr3" draw:text-style-name="P13" draw:id="id7" svg:width="0.7878in" svg:height="0.1571in" svg:x="4.9201in" svg:y="0.5516in"><text:p text:style-name="P12"><text:span text:style-name="T16">Extent_id</text:span></text:p></draw:rect><draw:rect draw:style-name="gr6" draw:text-style-name="P13" draw:id="id1" svg:width="0.7878in" svg:height="0.1579in" svg:x="4.9201in" svg:y="0.7083in"><text:p text:style-name="P12"><text:span text:style-name="T16">ref_id</text:span></text:p></draw:rect><draw:connector draw:style-name="gr5" draw:text-style-name="P14" svg:x1="4.9201in" svg:y1="0.6299in" svg:x2="4.7228in" svg:y2="0.6299in" draw:start-shape="id7" draw:start-glue-point="3" draw:end-shape="id8" draw:end-glue-point="1" svg:d="m12497 1600h-501"><text:p/></draw:connector><draw:connector draw:style-name="gr5" draw:text-style-name="P14" svg:x1="3.1484in" svg:y1="0.7866in" svg:x2="2.9516in" svg:y2="0.7866in" draw:start-shape="id9" draw:start-glue-point="3" draw:end-shape="id10" draw:end-glue-point="1" svg:d="m7997 1998h-500"><text:p/></draw:connector><draw:connector draw:style-name="gr8" draw:text-style-name="P14" svg:x1="1.1402in" svg:y1="0.1575in" svg:x2="1.3764in" svg:y2="0.9453in" draw:start-shape="id11" draw:start-glue-point="2" draw:end-shape="id12" draw:end-glue-point="3" svg:d="m2896 400v2001h600"><text:p/></draw:connector><draw:rect draw:style-name="gr9" draw:text-style-name="P17" draw:id="id6" svg:width="0.7878in" svg:height="0.1571in" svg:x="0.8646in" svg:y="1.5752in"><text:p text:style-name="P16">&lt;BAC ID&gt;</text:p></draw:rect><draw:rect draw:style-name="gr9" draw:text-style-name="P15" draw:id="id5" svg:width="2.2425in" svg:height="0.1571in" svg:x="1.8488in" svg:y="1.5752in"><text:p>&lt;Collection Code&gt;+<text:span text:style-name="T8">&lt;Sample ID&gt;</text:span></text:p></draw:rect><draw:rect draw:style-name="gr9" draw:text-style-name="P15" draw:id="id3" svg:width="0.7886in" svg:height="0.1571in" svg:x="4.2909in" svg:y="1.5752in"><text:p><text:span text:style-name="T8">&lt;lib_desc&gt;</text:span></text:p></draw:rect><draw:rect draw:style-name="gr10" draw:text-style-name="P18" svg:width="0.5906in" svg:height="0.1571in" svg:x="0.2744in" svg:y="1.5752in"><text:p><text:span text:style-name="T1">Output:</text:span></text:p></draw:rect><draw:connector draw:style-name="gr11" draw:text-style-name="P14" draw:id="id4" svg:x1="5.9043in" svg:y1="0.9453in" svg:x2="5.4654in" svg:y2="1.2744in" draw:start-shape="id13" draw:start-glue-point="3" svg:d="m14997 2401h-808v836h-307"><text:p/></draw:connector><draw:rect draw:style-name="gr12" draw:text-style-name="P19" draw:id="id11" svg:width="0.7878in" svg:height="0.1579in" svg:x="0.7465in" svg:y="0in"><text:p>&lt;Status&gt;</text:p></draw:rect><draw:rect draw:style-name="gr10" draw:text-style-name="P18" svg:width="0.5906in" svg:height="0.1579in" svg:x="0.1563in" svg:y="0in"><text:p><text:span text:style-name="T1">Input:</text:span></text:p></draw:rect></draw:g></text:p>
          </table:table-cell>
        </table:table-row>
        <table:table-row>
          <table:table-cell table:style-name="closure_5f_q.A2" office:value-type="string">
            <text:p text:style-name="Standard"><text:span text:style-name="Teletype"><text:span text:style-name="T1">select</text:span></text:span><text:span text:style-name="Teletype"> </text:span></text:p>
            <text:p text:style-name="P2"><text:span text:style-name="Teletype"><text:span text:style-name="T2"><text:s text:c="2"/>e.ref_id, </text:span></text:span></text:p>
            <text:p text:style-name="P2"><text:span text:style-name="Teletype"><text:span text:style-name="T13"><text:s text:c="2"/>b.lib_name,</text:span></text:span><text:span text:style-name="Teletype"><text:span text:style-name="T2"> </text:span></text:span></text:p>
            <text:p text:style-name="P2"><text:span text:style-name="Teletype"><text:span text:style-name="T2"><text:s text:c="2"/></text:span></text:span><text:span text:style-name="Teletype"><text:span text:style-name="T11">b.lib_desc</text:span></text:span><text:span text:style-name="Teletype"><text:span text:style-name="T3"> </text:span></text:span></text:p>
            <text:p text:style-name="P3"><text:span text:style-name="Teletype"><text:span text:style-name="T1">from</text:span></text:span><text:span text:style-name="Teletype">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<text:span text:style-name="T1">where</text:span></text:span><text:span text:style-name="Teletype"> </text:span></text:p>
            <text:p text:style-name="Standard"><text:span text:style-name="Teletype"><text:s text:c="2"/>r.ctm_reference_status_id = s.ctm_reference_status_id </text:span><text:span text:style-name="Teletype"><text:span text:style-name="T1">and</text:span></text:span><text:span text:style-name="Teletype"> </text:span></text:p>
            <text:p text:style-name="Standard"><text:span text:style-name="Teletype"><text:s text:c="2"/></text:span><text:span text:style-name="Teletype"><text:span text:style-name="T4">convert</text:span></text:span><text:span text:style-name="Teletype">(numeric,e.ref_id) = b.id </text:span><text:span text:style-name="Teletype"><text:span text:style-name="T1">and</text:span></text:span><text:span text:style-name="Teletype"> </text:span></text:p>
            <text:p text:style-name="Standard"><text:span text:style-name="Teletype"><text:s text:c="2"/></text:span><text:span text:style-name="Teletype"><text:span text:style-name="T4">convert</text:span></text:span><text:span text:style-name="Teletype">(numeric,r.value) <text:s/>= e.Extent_id </text:span><text:span text:style-name="Teletype"><text:span text:style-name="T1">and</text:span></text:span></text:p>
            <text:p text:style-name="P5"><text:span text:style-name="Teletype"><text:s text:c="2"/>s.name </text:span><text:span text:style-name="Teletype"><text:span text:style-name="T1">like</text:span></text:span><text:span text:style-name="Teletype"> '</text:span><text:span text:style-name="Teletype"><text:span text:style-name="T5">Received</text:span></text:span><text:span text:style-name="Teletype">' <text:s text:c="2"/></text:span></text:p>
            <text:p text:style-name="P4"><text:span text:style-name="Teletype"><text:span text:style-name="T1">order by</text:span></text:span><text:span text:style-name="Teletype"> b.lib_name </text:span></text:p>
          </table:table-cell>
        </table:table-row>
        <table:table-row>
          <table:table-cell table:style-name="closure_5f_q.A2" office:value-type="string">
            <text:p text:style-name="Standard">Notes</text:p>
            <text:list xml:id="list1564173674" text:style-name="L1">
              <text:list-item>
                <text:p text:style-name="P8"><text:span text:style-name="T8">'Sample ID' </text:span>(from 'lib_name') is not required.</text:p>
              </text:list-item>
              <text:list-item>
                <text:p text:style-name="P6"><text:span text:style-name="T8">'lib_desc' </text:span>is not required.</text:p>
              </text:list-item>
            </text:list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Heading_20_3" text:outline-level="3">Closure_q2</text:h>
          </table:table-cell>
        </table:table-row>
        <table:table-row table:style-name="Table1.1">
          <table:table-cell table:style-name="Table1.A2" office:value-type="string">
            <text:p text:style-name="Table_20_Contents"><draw:g text:anchor-type="paragraph" draw:z-index="1" draw:style-name="gr1"><draw:rect draw:style-name="gr2" draw:text-style-name="P11" svg:width="1.5752in" svg:height="0.1579in" svg:x="3.3008in" svg:y="0.3228in"><text:p text:style-name="P10"><text:span text:style-name="T15">ctm_reference</text:span></text:p></draw:rect><draw:rect draw:style-name="gr3" draw:text-style-name="P13" draw:id="id20" svg:width="1.5752in" svg:height="0.1571in" svg:x="3.3008in" svg:y="0.4807in"><text:p text:style-name="P12"><text:span text:style-name="T16">value</text:span></text:p></draw:rect><draw:rect draw:style-name="gr3" draw:text-style-name="P13" draw:id="id21" svg:width="1.5752in" svg:height="0.1579in" svg:x="3.3008in" svg:y="0.6374in"><text:p text:style-name="P12"><text:span text:style-name="T16">ctm_reference_status_id</text:span></text:p></draw:rect><draw:rect draw:style-name="gr2" draw:text-style-name="P11" svg:width="1.5748in" svg:height="0.1571in" svg:x="5.0732in" svg:y="0.4807in"><text:p text:style-name="P10"><text:span text:style-name="T15">ctm_reference_status</text:span></text:p></draw:rect><draw:rect draw:style-name="gr4" draw:text-style-name="P13" draw:id="id17" svg:width="1.5748in" svg:height="0.1579in" svg:x="5.0732in" svg:y="0.7953in"><text:p text:style-name="P12"><text:span text:style-name="T16">name</text:span></text:p></draw:rect><draw:rect draw:style-name="gr3" draw:text-style-name="P13" draw:id="id22" svg:width="1.5748in" svg:height="0.1579in" svg:x="5.0732in" svg:y="0.6374in"><text:p text:style-name="P12"><text:span text:style-name="T16">ctm_reference_status_id</text:span></text:p></draw:rect><draw:rect draw:style-name="gr13" draw:text-style-name="P11" svg:width="0.7878in" svg:height="0.1571in" svg:x="1.3327in" svg:y="0.4807in"><text:p text:style-name="P10"><text:span text:style-name="T15">BAC</text:span></text:p></draw:rect><draw:rect draw:style-name="gr3" draw:text-style-name="P13" draw:id="id18" svg:width="0.7878in" svg:height="0.1579in" svg:x="1.3327in" svg:y="0.6374in"><text:p text:style-name="P12"><text:span text:style-name="T16">id</text:span></text:p></draw:rect><draw:rect draw:style-name="gr14" draw:text-style-name="P13" svg:width="0.7878in" svg:height="0.1579in" svg:x="1.3327in" svg:y="0.7953in"><text:p text:style-name="P12"><text:span text:style-name="T16">lib_name</text:span></text:p></draw:rect><draw:connector draw:style-name="gr7" draw:text-style-name="P14" svg:x1="2.7102in" svg:y1="0.7953in" svg:x2="1.1063in" svg:y2="1.5752in" draw:start-shape="id14" draw:start-glue-point="2" draw:end-shape="id15" svg:d="m6884 2020v991h-4074v990"><text:p/></draw:connector><draw:rect draw:style-name="gr2" draw:text-style-name="P11" svg:width="0.7878in" svg:height="0.1579in" svg:x="2.3169in" svg:y="0.3228in"><text:p text:style-name="P10"><text:span text:style-name="T15">Extent</text:span></text:p></draw:rect><draw:rect draw:style-name="gr3" draw:text-style-name="P13" draw:id="id19" svg:width="0.7878in" svg:height="0.1571in" svg:x="2.3169in" svg:y="0.4807in"><text:p text:style-name="P12"><text:span text:style-name="T16">Extent_id</text:span></text:p></draw:rect><draw:rect draw:style-name="gr6" draw:text-style-name="P13" draw:id="id14" svg:width="0.7878in" svg:height="0.1579in" svg:x="2.3169in" svg:y="0.6374in"><text:p text:style-name="P12"><text:span text:style-name="T16">ref_id</text:span></text:p></draw:rect><draw:connector draw:style-name="gr8" draw:text-style-name="P14" svg:x1="1.9035in" svg:y1="0.0783in" svg:x2="6.6472in" svg:y2="0.8736in" draw:start-shape="id16" draw:end-shape="id17" draw:end-glue-point="1" svg:d="m4835 199h12550v2020h-501"><text:p/></draw:connector><draw:rect draw:style-name="gr9" draw:text-style-name="P17" draw:id="id15" svg:width="0.7878in" svg:height="0.1571in" svg:x="0.7126in" svg:y="1.5752in"><text:p>&lt;BAC ID&gt;</text:p></draw:rect><draw:rect draw:style-name="gr10" draw:text-style-name="P18" svg:width="0.5906in" svg:height="0.1571in" svg:x="0.1224in" svg:y="1.5752in"><text:p><text:span text:style-name="T1">Output:</text:span></text:p></draw:rect><draw:rect draw:style-name="gr12" draw:text-style-name="P19" draw:id="id16" svg:width="1.3094in" svg:height="0.1579in" svg:x="0.5945in" svg:y="0in"><text:p>&lt;status&gt; &lt;user&gt;</text:p></draw:rect><draw:rect draw:style-name="gr10" draw:text-style-name="P18" svg:width="0.5906in" svg:height="0.1579in" svg:x="0.0043in" svg:y="0in"><text:p><text:span text:style-name="T1">Input:</text:span></text:p></draw:rect><draw:connector draw:style-name="gr5" draw:text-style-name="P14" svg:x1="2.1205in" svg:y1="0.7161in" svg:x2="2.3169in" svg:y2="0.7161in" draw:start-shape="id18" draw:start-glue-point="1" draw:end-shape="id14" draw:end-glue-point="3" svg:d="m5386 1819h499"><text:p/></draw:connector><draw:connector draw:style-name="gr5" draw:text-style-name="P14" svg:x1="3.1043in" svg:y1="0.5591in" svg:x2="3.3008in" svg:y2="0.5591in" draw:start-shape="id19" draw:start-glue-point="1" draw:end-shape="id20" draw:end-glue-point="3" svg:d="m7885 1420h499"><text:p/></draw:connector><draw:connector draw:style-name="gr5" draw:text-style-name="P14" svg:x1="4.876in" svg:y1="0.7161in" svg:x2="5.0732in" svg:y2="0.7161in" draw:start-shape="id21" draw:start-glue-point="1" draw:end-shape="id22" draw:end-glue-point="3" svg:d="m12385 1819h501"><text:p/></draw:connector></draw:g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eletype"><text:span text:style-name="T1">select</text:span></text:span><text:span text:style-name="Teletype"> </text:span></text:p>
            <text:p text:style-name="P2"><text:span text:style-name="Teletype"><text:s text:c="2"/>e.ref_id </text:span></text:p>
            <text:p text:style-name="Standard"><text:span text:style-name="Teletype"><text:span text:style-name="T1">from</text:span></text:span><text:span text:style-name="Teletype"> </text:span></text:p>
            <text:p text:style-name="Standard"><text:span text:style-name="Teletype"><text:s text:c="2"/>Extent e, </text:span></text:p>
            <text:p text:style-name="Standard"><text:span text:style-name="Teletype"><text:span text:style-name="T6"><text:s text:c="2"/>ctm_reference r, </text:span></text:span></text:p>
            <text:p text:style-name="Standard"><text:span text:style-name="Teletype"><text:span text:style-name="T6"><text:s text:c="2"/>ctm_reference_status s, </text:span></text:span></text:p>
            <text:p text:style-name="Standard"><text:span text:style-name="Teletype"><text:span text:style-name="T8"><text:s text:c="2"/>track..bac b </text:span></text:span></text:p>
            <text:p text:style-name="Standard"><text:span text:style-name="Teletype"><text:span text:style-name="T1">where</text:span></text:span><text:span text:style-name="Teletype"> </text:span></text:p>
            <text:p text:style-name="Standard"><text:span text:style-name="Teletype"><text:span text:style-name="T6"><text:s text:c="2"/>r.ctm_reference_status_id = s.ctm_reference_status_id </text:span></text:span><text:span text:style-name="Teletype"><text:span text:style-name="T7">and</text:span></text:span><text:span text:style-name="Teletype"><text:span text:style-name="T6"> </text:span></text:span></text:p>
            <text:p text:style-name="Standard"><text:span text:style-name="Teletype"><text:span text:style-name="T8"><text:s text:c="2"/></text:span></text:span><text:span text:style-name="Teletype"><text:span text:style-name="T9">convert</text:span></text:span><text:span text:style-name="Teletype"><text:span text:style-name="T8">(numeric,e.ref_id) = b.id </text:span></text:span><text:span text:style-name="Teletype"><text:span text:style-name="T10">and</text:span></text:span><text:span text:style-name="Teletype"><text:span text:style-name="T8"> </text:span></text:span></text:p>
            <text:p text:style-name="Standard"><text:span text:style-name="Teletype"><text:s text:c="2"/></text:span><text:span text:style-name="Teletype"><text:span text:style-name="T4">convert</text:span></text:span><text:span text:style-name="Teletype">(numeric,r.value) <text:s/>= e.Extent_id </text:span><text:span text:style-name="Teletype"><text:span text:style-name="T1">and</text:span></text:span><text:span text:style-name="Teletype"> </text:span></text:p>
            <text:p text:style-name="P5"><text:span text:style-name="Teletype"><text:s text:c="2"/>s.name </text:span><text:span text:style-name="Teletype"><text:span text:style-name="T1">like</text:span></text:span><text:span text:style-name="Teletype"> '</text:span><text:span text:style-name="Teletype"><text:span text:style-name="T5">Edit NF</text:span></text:span><text:span text:style-name="Teletype">' </text:span></text:p>
            <text:p text:style-name="Standard"><text:span text:style-name="Teletype"><text:span text:style-name="T1">order by</text:span></text:span><text:span text:style-name="Teletype"> b.lib_name</text:span></text:p>
          </table:table-cell>
        </table:table-row>
        <table:table-row table:style-name="Table1.1">
          <table:table-cell table:style-name="Table1.A2" office:value-type="string">
            <text:p text:style-name="Standard">Notes</text:p>
            <text:list xml:id="list371075217" text:style-name="L2">
              <text:list-item>
                <text:p text:style-name="P7">The <text:span text:style-name="T8">'track..bac' </text:span>table is not used.</text:p>
              </text:list-item>
            </text:list>
          </table:table-cell>
        </table:table-row>
      </table:table>
      <text:p text:style-name="Standard"/>
      <table:table table:name="closure_q_collection" table:style-name="closure_5f_q_5f_collection">
        <table:table-column table:style-name="closure_5f_q_5f_collection.A"/>
        <table:table-row>
          <table:table-cell table:style-name="closure_5f_q_5f_collection.A1" office:value-type="string">
            <text:h text:style-name="P9" text:outline-level="3">closure_q_collection</text:h>
          </table:table-cell>
        </table:table-row>
        <table:table-row>
          <table:table-cell table:style-name="closure_5f_q_5f_collection.A2" office:value-type="string">
            <text:p text:style-name="P1"><draw:g text:anchor-type="paragraph" draw:z-index="2" draw:style-name="gr1"><draw:rect draw:style-name="gr2" draw:text-style-name="P11" svg:width="1.5752in" svg:height="0.1579in" svg:x="3.3in" svg:y="0.3228in"><text:p text:style-name="P10"><text:span text:style-name="T15">ctm_reference</text:span></text:p></draw:rect><draw:rect draw:style-name="gr3" draw:text-style-name="P13" draw:id="id29" svg:width="1.5752in" svg:height="0.1571in" svg:x="3.3in" svg:y="0.4807in"><text:p text:style-name="P12"><text:span text:style-name="T16">value</text:span></text:p></draw:rect><draw:rect draw:style-name="gr3" draw:text-style-name="P13" draw:id="id30" svg:width="1.5752in" svg:height="0.1579in" svg:x="3.3in" svg:y="0.6374in"><text:p text:style-name="P12"><text:span text:style-name="T16">ctm_reference_status_id</text:span></text:p></draw:rect><draw:rect draw:style-name="gr2" draw:text-style-name="P11" svg:width="1.5752in" svg:height="0.1571in" svg:x="5.0724in" svg:y="0.4807in"><text:p text:style-name="P10"><text:span text:style-name="T15">ctm_reference_status</text:span></text:p></draw:rect><draw:rect draw:style-name="gr4" draw:text-style-name="P13" draw:id="id32" svg:width="1.5752in" svg:height="0.1579in" svg:x="5.0724in" svg:y="0.7953in"><text:p text:style-name="P12"><text:span text:style-name="T16">name</text:span></text:p></draw:rect><draw:rect draw:style-name="gr3" draw:text-style-name="P13" draw:id="id31" svg:width="1.5752in" svg:height="0.1579in" svg:x="5.0724in" svg:y="0.6374in"><text:p text:style-name="P12"><text:span text:style-name="T16">ctm_reference_status_id</text:span></text:p></draw:rect><draw:rect draw:style-name="gr2" draw:text-style-name="P11" svg:width="0.7878in" svg:height="0.1571in" svg:x="1.3319in" svg:y="0.4807in"><text:p text:style-name="P10"><text:span text:style-name="T15">BAC</text:span></text:p></draw:rect><draw:rect draw:style-name="gr3" draw:text-style-name="P13" draw:id="id27" svg:width="0.7878in" svg:height="0.1579in" svg:x="1.3319in" svg:y="0.6374in"><text:p text:style-name="P12"><text:span text:style-name="T16">id</text:span></text:p></draw:rect><draw:rect draw:style-name="gr4" draw:text-style-name="P13" draw:id="id26" svg:width="0.7878in" svg:height="0.1579in" svg:x="1.3319in" svg:y="0.7953in"><text:p text:style-name="P12"><text:span text:style-name="T16">lib_name</text:span></text:p></draw:rect><draw:connector draw:style-name="gr7" draw:text-style-name="P14" svg:x1="2.7098in" svg:y1="0.7953in" svg:x2="1.1055in" svg:y2="1.5752in" draw:start-shape="id23" draw:start-glue-point="2" draw:end-shape="id24" svg:d="m6883 2020v991h-4075v990"><text:p/></draw:connector><draw:rect draw:style-name="gr2" draw:text-style-name="P11" svg:width="0.7886in" svg:height="0.1579in" svg:x="2.3161in" svg:y="0.3228in"><text:p text:style-name="P10"><text:span text:style-name="T15">Extent</text:span></text:p></draw:rect><draw:rect draw:style-name="gr3" draw:text-style-name="P13" draw:id="id28" svg:width="0.7886in" svg:height="0.1571in" svg:x="2.3161in" svg:y="0.4807in"><text:p text:style-name="P12"><text:span text:style-name="T16">Extent_id</text:span></text:p></draw:rect><draw:rect draw:style-name="gr6" draw:text-style-name="P13" draw:id="id23" svg:width="0.7886in" svg:height="0.1579in" svg:x="2.3161in" svg:y="0.6374in"><text:p text:style-name="P12"><text:span text:style-name="T16">ref_id</text:span></text:p></draw:rect><draw:connector draw:style-name="gr8" draw:text-style-name="P14" draw:line-skew="-0.0906in" svg:x1="1.3543in" svg:y1="0.1575in" svg:x2="1.3319in" svg:y2="0.8736in" draw:start-shape="id25" draw:start-glue-point="2" draw:end-shape="id26" draw:end-glue-point="3" svg:d="m3440 400v579h-558v1240h501"><text:p/></draw:connector><draw:rect draw:style-name="gr9" draw:text-style-name="P17" draw:id="id24" svg:width="0.7878in" svg:height="0.1571in" svg:x="0.7118in" svg:y="1.5752in"><text:p>&lt;BAC ID&gt;</text:p></draw:rect><draw:rect draw:style-name="gr10" draw:text-style-name="P18" svg:width="0.5906in" svg:height="0.1571in" svg:x="0.1217in" svg:y="1.5752in"><text:p><text:span text:style-name="T1">Output:</text:span></text:p></draw:rect><draw:rect draw:style-name="gr10" draw:text-style-name="P18" svg:width="0.5906in" svg:height="0.1579in" svg:x="0.0035in" svg:y="0in"><text:p><text:span text:style-name="T1">Input:</text:span></text:p></draw:rect><draw:connector draw:style-name="gr5" draw:text-style-name="P14" svg:x1="2.1197in" svg:y1="0.7161in" svg:x2="2.3165in" svg:y2="0.7161in" draw:start-shape="id27" draw:start-glue-point="1" draw:end-shape="id23" draw:end-glue-point="3" svg:d="m5384 1819h500"><text:p/></draw:connector><draw:connector draw:style-name="gr5" draw:text-style-name="P14" svg:x1="3.1043in" svg:y1="0.5591in" svg:x2="3.3in" svg:y2="0.5591in" draw:start-shape="id28" draw:start-glue-point="1" draw:end-shape="id29" draw:end-glue-point="3" svg:d="m7885 1420h497"><text:p/></draw:connector><draw:connector draw:style-name="gr5" draw:text-style-name="P14" svg:x1="4.8752in" svg:y1="0.7161in" svg:x2="5.072in" svg:y2="0.7161in" draw:start-shape="id30" draw:start-glue-point="1" draw:end-shape="id31" draw:end-glue-point="3" svg:d="m12383 1819h500"><text:p/></draw:connector><draw:rect draw:style-name="gr9" draw:text-style-name="P19" svg:width="0.7894in" svg:height="0.1579in" svg:x="1.9972in" svg:y="0in"><text:p>&lt;Status&gt;</text:p></draw:rect><draw:connector draw:style-name="gr15" draw:text-style-name="P14" svg:x1="6.6472in" svg:y1="0.8736in" svg:x2="6.411in" svg:y2="0.0839in" draw:start-shape="id32" draw:start-glue-point="1" draw:end-shape="id33" draw:end-glue-point="3" svg:d="m16884 2219h501v-2006h-1101"><text:p/></draw:connector><draw:connector draw:style-name="gr15" draw:text-style-name="P14" draw:id="id33" draw:line-skew="-1.7232in" svg:x1="2.9402in" svg:y1="0.0736in" svg:x2="6.411in" svg:y2="0.0839in" svg:d="m7468 187h30v26h8786"><text:p/></draw:connector><draw:rect draw:style-name="gr9" draw:text-style-name="P17" draw:id="id25" svg:width="1.2858in" svg:height="0.1579in" svg:x="0.7118in" svg:y="0in"><text:p text:style-name="P16">&lt;Collection Code&gt;</text:p></draw:rect></draw:g></text:p>
          </table:table-cell>
        </table:table-row>
        <table:table-row>
          <table:table-cell table:style-name="closure_5f_q_5f_collection.A2" office:value-type="string">
            <text:p text:style-name="Standard"><text:span text:style-name="Teletype"><text:span text:style-name="T1">select </text:span></text:span></text:p>
            <text:p text:style-name="P2"><text:span text:style-name="Teletype"><text:s text:c="2"/>e.ref_id </text:span></text:p>
            <text:p text:style-name="Standard"><text:span text:style-name="Teletype"><text:span text:style-name="T1">from </text:span>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<text:span text:style-name="T1">where </text:span></text:span></text:p>
            <text:p text:style-name="Standard"><text:span text:style-name="Teletype"><text:s text:c="2"/>r.ctm_reference_status_id = s.ctm_reference_status_id </text:span><text:span text:style-name="Teletype"><text:span text:style-name="T1">and </text:span></text:span></text:p>
            <text:p text:style-name="Standard"><text:span text:style-name="Teletype"><text:span text:style-name="T5"><text:s text:c="2"/></text:span></text:span><text:span text:style-name="Teletype"><text:span text:style-name="T4">convert</text:span></text:span><text:span text:style-name="Teletype">(numeric,e.ref_id) = b.id </text:span><text:span text:style-name="Teletype"><text:span text:style-name="T1">and </text:span></text:span></text:p>
            <text:p text:style-name="Standard"><text:span text:style-name="Teletype"><text:span text:style-name="T5"><text:s text:c="2"/></text:span></text:span><text:span text:style-name="Teletype"><text:span text:style-name="T4">convert</text:span></text:span><text:span text:style-name="Teletype">(numeric,r.value) <text:s/>= e.Extent_id </text:span><text:span text:style-name="Teletype"><text:span text:style-name="T1">and </text:span></text:span></text:p>
            <text:p text:style-name="P5"><text:span text:style-name="Teletype"><text:s text:c="2"/>s.name </text:span><text:span text:style-name="Teletype"><text:span text:style-name="T1">like</text:span></text:span><text:span text:style-name="Teletype"> '</text:span><text:span text:style-name="Teletype"><text:span text:style-name="T5">Pending</text:span></text:span><text:span text:style-name="Teletype">' </text:span><text:span text:style-name="Teletype"><text:span text:style-name="T1">and </text:span></text:span></text:p>
            <text:p text:style-name="P5"><text:span text:style-name="Teletype"><text:s text:c="2"/>b.</text:span><text:span text:style-name="Teletype"><text:span text:style-name="T12">lib_name</text:span></text:span><text:span text:style-name="Teletype"> </text:span><text:span text:style-name="Teletype"><text:span text:style-name="T1">like</text:span></text:span><text:span text:style-name="Teletype"> "</text:span><text:span text:style-name="Teletype"><text:span text:style-name="T5">RSV%</text:span></text:span><text:span text:style-name="Teletype">" </text:span></text:p>
            <text:p text:style-name="P4"><text:span text:style-name="Teletype"/></text:p>
          </table:table-cell>
        </table:table-row>
        <table:table-row>
          <table:table-cell table:style-name="closure_5f_q_5f_collection.A2" office:value-type="string">
            <text:p text:style-name="Standard">Notes</text:p>
            <text:list xml:id="list1450906365" text:continue-list="list1564173674" text:style-name="L1">
              <text:list-item>
                <text:p text:style-name="P8"><text:span text:style-name="T8">'Sample ID' </text:span>(from 'lib_name') is not required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04:11</meta:creation-date>
    <meta:generator>OpenOffice.org/3.1$Unix OpenOffice.org_project/310m19$Build-9420</meta:generator>
    <dc:date>2012-11-08T09:20:52</dc:date>
    <dc:creator>Peter Edworthy</dc:creator>
    <meta:editing-duration>PT39H28M31S</meta:editing-duration>
    <meta:editing-cycles>12</meta:editing-cycles>
    <meta:document-statistic meta:table-count="3" meta:image-count="0" meta:object-count="0" meta:page-count="3" meta:paragraph-count="52" meta:word-count="131" meta:character-count="1145"/>
  </office:meta>
</office:document-meta>
</file>